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71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146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2409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2"/>
    </style:style>
    <style:style style:name="ce69" style:family="table-cell" style:parent-style-name="Default">
      <style:table-cell-properties fo:background-color="#ffffd7" fo:border="0.74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38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0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1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1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8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1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6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1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50" style:family="table-cell" style:parent-style-name="Default">
      <style:table-cell-properties style:vertical-align="middle"/>
      <style:text-properties style:use-window-font-color="true" style:font-name="Avenir1"/>
    </style:style>
    <style:style style:name="ce18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2" fo:font-weight="bold"/>
    </style:style>
    <style:style style:name="ce1902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2" fo:font-weight="normal"/>
    </style:style>
    <style:style style:name="ce1904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2" fo:font-weight="bold"/>
    </style:style>
    <style:style style:name="ce190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90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66" style:family="table-cell" style:parent-style-name="Default">
      <style:table-cell-properties fo:border="0.06pt solid #000000" style:vertical-align="middle"/>
      <style:text-properties style:font-name="Avenir1"/>
    </style:style>
    <style:style style:name="ce16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8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2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3" calcext:value-type="float">
            <text:p>3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4"/>
          <table:covered-table-cell table:number-columns-repeated="5" table:style-name="ce697"/>
          <table:covered-table-cell table:number-columns-repeated="2" table:style-name="ce604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4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1"/>
          <table:table-cell table:style-name="ce68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1" office:value-type="string" calcext:value-type="string">
            <text:p>Módosítók</text:p>
          </table:table-cell>
          <table:table-cell table:style-name="ce689" table:content-validation-name="val138" office:value-type="string" calcext:value-type="string">
            <text:p>Összesen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0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3" table:content-validation-name="val120" office:value-type="float" office:value="10" calcext:value-type="float">
            <text:p>10</text:p>
          </table:table-cell>
          <table:table-cell table:style-name="ce753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33" table:content-validation-name="val139" table:formula="of:=[.C4]+[.D4]" office:value-type="float" office:value="15" calcext:value-type="float">
            <text:p>15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04"/>
          <table:table-cell table:style-name="ce995" table:content-validation-name="val165" table:formula="of:=[Data.C19]*[Alapértékek.D8]" office:value-type="float" office:value="30" calcext:value-type="float">
            <text:p>3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3" table:content-validation-name="val120" office:value-type="float" office:value="20" calcext:value-type="float">
            <text:p>20</text:p>
          </table:table-cell>
          <table:table-cell table:style-name="ce753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33" table:content-validation-name="val140" table:formula="of:=[.C5]+[.B5]+[.D5]" office:value-type="float" office:value="20" calcext:value-type="float">
            <text:p>20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3" table:content-validation-name="val120" office:value-type="float" office:value="120" calcext:value-type="float">
            <text:p>120</text:p>
          </table:table-cell>
          <table:table-cell table:style-name="ce753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33" table:content-validation-name="val141" table:formula="of:=[.C6]+[.B6]+[.D6]" office:value-type="float" office:value="120" calcext:value-type="float">
            <text:p>120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604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0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4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3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33" table:content-validation-name="val142" table:formula="of:=[.C8]+[.B8]+[.D8]" office:value-type="float" office:value="-30" calcext:value-type="float">
            <text:p>-30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04"/>
          <table:table-cell table:style-name="ce995" table:content-validation-name="val166" table:formula="of:=[Data.C22]*[Alapértékek.$D$8]" office:value-type="float" office:value="20" calcext:value-type="float">
            <text:p>2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 table:number-columns-spanned="9" table:number-rows-spanned="1"/>
          <table:covered-table-cell table:number-columns-repeated="5" table:style-name="ce697"/>
          <table:covered-table-cell table:number-columns-repeated="3" table:style-name="ce604"/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604"/>
          <table:table-cell table:style-name="ce79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0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5"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4"/>
          <table:table-cell/>
          <table:table-cell table:style-name="ce604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4" table:content-validation-name="val122" office:value-type="string" calcext:value-type="string">
            <text:p>Szint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</text:p>
          </table:table-cell>
          <table:table-cell table:style-name="ce754" table:content-validation-name="val152" office:value-type="string" calcext:value-type="string">
            <text:p>Harckeret</text:p>
          </table:table-cell>
          <table:table-cell table:style-name="ce7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4" table:number-columns-repeated="2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8">
          <table:table-cell table:style-name="ce613" table:number-columns-spanned="9" table:number-rows-spanned="1"/>
          <table:covered-table-cell table:number-columns-repeated="7" table:style-name="ce613"/>
          <table:covered-table-cell table:style-name="ce1002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3"/>
          <table:covered-table-cell table:number-columns-repeated="5" table:style-name="ce580"/>
          <table:covered-table-cell table:style-name="ce703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58" office:value-type="string" calcext:value-type="string">
            <text:p>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7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9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7"/>
          <table:table-cell table:style-name="ce61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97" office:value-type="string" calcext:value-type="string">
            <text:p>Távolsági 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7"/>
          <table:table-cell table:style-name="ce613"/>
          <table:table-cell table:style-name="Default" table:number-columns-repeated="3"/>
          <table:table-cell table:style-name="ce840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604"/>
          <table:covered-table-cell table:style-name="ce794"/>
          <table:table-cell table:style-name="ce604"/>
          <table:table-cell table:style-name="Default" table:number-columns-repeated="3"/>
          <table:table-cell table:style-name="ce604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3" table:content-validation-name="val110"/>
          <table:table-cell table:style-name="ce70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4"/>
          <table:table-cell table:style-name="ce6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9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803"/>
          <table:table-cell table:style-name="ce6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9"/>
          <table:table-cell table:style-name="ce6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8"/>
          <table:covered-table-cell table:style-name="ce969"/>
          <table:covered-table-cell table:style-name="ce604"/>
          <table:table-cell table:style-name="ce6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4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7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7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Elsődleges fegyver</text:p>
          </table:table-cell>
          <table:table-cell table:style-name="ce7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Másodlago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7" table:number-columns-repeated="2"/>
          <table:table-cell table:style-name="ce633"/>
          <table:table-cell table:style-name="ce707"/>
          <table:table-cell table:style-name="ce633" table:number-columns-repeated="3"/>
          <table:table-cell table:style-name="ce1015"/>
          <table:table-cell table:style-name="ce61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9" table:content-validation-name="val116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9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9" table:content-validation-name="val118" table:number-columns-spanned="2" table:number-rows-spanned="1"/>
          <table:covered-table-cell table:style-name="ce739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2" table:content-validation-name="val119" table:number-columns-spanned="2" table:number-rows-spanned="1"/>
          <table:covered-table-cell table:style-name="ce742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4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13" table:number-columns-repeated="2"/>
          <table:table-cell table:number-columns-repeated="3"/>
          <table:table-cell table:style-name="ce613"/>
          <table:table-cell table:style-name="ce1002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6"/>
          <table:table-cell table:style-name="ce710"/>
          <table:table-cell table:style-name="ce773"/>
          <table:table-cell table:style-name="ce902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8"/>
          <table:table-cell table:style-name="ce716"/>
          <table:table-cell table:style-name="ce777"/>
          <table:table-cell table:style-name="ce903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5"/>
          <table:table-cell table:style-name="ce719"/>
          <table:table-cell table:style-name="ce778"/>
          <table:table-cell table:style-name="ce904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6"/>
          <table:table-cell table:style-name="ce725"/>
          <table:table-cell table:style-name="ce780"/>
          <table:table-cell table:style-name="ce911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7"/>
          <table:table-cell table:style-name="ce727"/>
          <table:table-cell table:style-name="ce781"/>
          <table:table-cell table:style-name="ce912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/>
          <table:table-cell table:style-name="ce556"/>
          <table:table-cell table:style-name="ce604" table:number-columns-repeated="13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65465">
          <table:table-cell table:style-name="ce604" table:number-columns-repeated="15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9">
          <table:table-cell table:style-name="ce60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8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8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6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8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2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4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8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9">
          <table:table-cell table:style-name="ce1448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9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9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9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9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 table:number-columns-repeated="7"/>
        </table:table-row>
        <table:table-row table:style-name="ro9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 table:number-columns-repeated="7"/>
        </table:table-row>
        <table:table-row table:style-name="ro9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3" table:formula="of:=COUNTA([.G6:.G46])" office:value-type="float" office:value="41" calcext:value-type="float">
            <text:p>41</text:p>
          </table:table-cell>
          <table:table-cell table:style-name="ce1858"/>
          <table:table-cell table:number-columns-repeated="7"/>
        </table:table-row>
        <table:table-row table:style-name="ro9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0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ce1852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1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1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9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9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29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6"/>
          <table:covered-table-cell table:style-name="ce1773"/>
          <table:covered-table-cell table:number-columns-repeated="6" table:style-name="ce1676"/>
          <table:covered-table-cell table:number-columns-repeated="3" table:style-name="ce1806"/>
          <table:covered-table-cell table:style-name="ce16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6"/>
          <table:table-cell table:style-name="ce1773"/>
          <table:table-cell table:style-name="ce1676" table:number-columns-repeated="6"/>
          <table:table-cell table:style-name="ce1806" table:number-columns-repeated="3"/>
          <table:table-cell table:style-name="ce16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5" office:value-type="string" calcext:value-type="string">
            <text:p>Szint</text:p>
          </table:table-cell>
          <table:table-cell table:style-name="ce1785" office:value-type="string" calcext:value-type="string" table:number-columns-spanned="2" table:number-rows-spanned="1">
            <text:p>KP</text:p>
          </table:table-cell>
          <table:covered-table-cell table:style-name="ce178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6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6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3" office:value-type="string" calcext:value-type="string">
            <text:p>Fok</text:p>
          </table:table-cell>
          <table:table-cell table:style-name="ce16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6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6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6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3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6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3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6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6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6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4" table:number-columns-repeated="3"/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4"/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3" table:content-validation-name="val187" office:value-type="string" calcext:value-type="string">
            <text:p>Fok</text:p>
          </table:table-cell>
          <table:table-cell table:style-name="ce1673" table:content-validation-name="val187" office:value-type="string" calcext:value-type="string">
            <text:p>Bónusz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70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8"/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3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6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4" table:content-validation-name="val58"/>
          <table:table-cell table:style-name="ce1673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4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4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4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4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8" table:content-validation-name="val58"/>
          <table:table-cell table:style-name="ce1667" table:content-validation-name="val58" table:number-columns-repeated="2"/>
          <table:table-cell table:style-name="ce1842" table:content-validation-name="val58"/>
          <table:table-cell table:style-name="ce1779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4" table:content-validation-name="val58"/>
          <table:covered-table-cell table:style-name="ce69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5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5" table:content-validation-name="val58"/>
          <table:table-cell table:style-name="ce1675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5" table:content-validation-name="val58" office:value-type="string" calcext:value-type="string">
            <text:p>Szúró</text:p>
          </table:table-cell>
          <table:table-cell table:style-name="ce1675" table:content-validation-name="val58" office:value-type="string" calcext:value-type="string">
            <text:p>Vágó</text:p>
          </table:table-cell>
          <table:table-cell table:style-name="ce1675" table:content-validation-name="val58" office:value-type="string" calcext:value-type="string">
            <text:p>Zúzó</text:p>
          </table:table-cell>
          <table:table-cell table:style-name="ce1675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5" table:content-validation-name="val58" office:value-type="string" calcext:value-type="string">
            <text:p>SFÉ</text:p>
          </table:table-cell>
          <table:table-cell table:style-name="ce1675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5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6"/>
          <table:table-cell table:style-name="ce1617"/>
          <table:table-cell table:style-name="Default" table:number-columns-repeated="3"/>
          <table:table-cell table:style-name="ce1779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6"/>
          <table:table-cell table:style-name="ce1638"/>
          <table:table-cell table:style-name="ce1667" table:number-columns-repeated="2"/>
          <table:table-cell table:style-name="ce1842"/>
          <table:table-cell table:style-name="ce1779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6"/>
          <table:table-cell table:style-name="ce1638"/>
          <table:table-cell table:style-name="ce1667" table:number-columns-repeated="2"/>
          <table:table-cell table:style-name="ce1842"/>
          <table:table-cell table:style-name="ce1779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6"/>
          <table:table-cell table:style-name="ce1638"/>
          <table:table-cell table:style-name="ce1667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6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8:22:41.76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1T18:23:59.040000000</dc:date>
    <meta:editing-cycles>670</meta:editing-cycles>
    <meta:editing-duration>P7DT10H19M9S</meta:editing-duration>
    <meta:document-statistic meta:table-count="11" meta:cell-count="33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